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Ubuntu Light" fo:font-size="11pt" officeooo:rsid="0006d78c" officeooo:paragraph-rsid="0006d78c" style:font-size-asian="9.60000038146973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Livrable 4 – Novembre 2014</text:p>
      <text:p text:style-name="P1"/>
      <text:p text:style-name="P1">Mips32 emulateur – Incrément final</text:p>
      <text:p text:style-name="P1"/>
      <text:p text:style-name="P1">Nom et prénom: Mantovani, Luciano</text:p>
      <text:p text:style-name="P1"/>
      <text:p text:style-name="P1">Ceci c'est le dernier incrément pour le Projet Informatique. Malheureusement, j'ai ne pas arrivé a faire tous les fonctionnalités demandes, mais la structure général de l'emulateur est fait, et las fonctions principales marchent bien et sont bien testées.</text:p>
      <text:p text:style-name="P1"/>
      <text:p text:style-name="P1">Je dois expliquer quelque chose concernant l'interpréteur. Je sais bien qu'il y a un interpréteur qui a été donné au début du TP, mais je me suis rende conte qu'on pouvait l'utiliser il y a quelques semaines. Et maintenant c'est trop tard pour l'ajouter a mon code. L'interpréteur que j'ai fait ici, <text:s/>marche. il ne marche de la même manier que l'interpréteur donné, mais pour les fonctions demandes je pense qu'il est assez fonctionnel. </text:p>
      <text:p text:style-name="P1"/>
      <text:p text:style-name="P1"/>
      <text:p text:style-name="P1">Documentation</text:p>
      <text:p text:style-name="P1"/>
      <text:p text:style-name="P1">On a utilisé le soft Doxygen pour faire la documentation. Le HTML output c'est le suivant :</text:p>
      <text:p text:style-name="P1"/>
      <text:p text:style-name="P1">file:///home/lucho/lucho/emuladormips/mips32-emulator/doc/html/pages.html</text:p>
      <text:p text:style-name="P1"/>
      <text:p text:style-name="P1">Dépôt</text:p>
      <text:p text:style-name="P1"/>
      <text:p text:style-name="P1">On a utilisé GitHub comme dépôt pour le programme. Pour cloner ou générer un pull request :</text:p>
      <text:p text:style-name="P1"/>
      <text:p text:style-name="P1">https://github.com/LuchoManto/mips32-emula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ho </meta:initial-creator>
    <meta:creation-date>2014-12-11T15:04:09.594028860</meta:creation-date>
    <dc:date>2014-12-11T17:35:41.993789073</dc:date>
    <dc:creator>lucho </dc:creator>
    <meta:editing-duration>PT2H30M14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1" meta:word-count="164" meta:character-count="1111" meta:non-whitespace-character-count="954"/>
  </office:meta>
</office:document-meta>
</file>